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5"/>
    <style:style style:name="P2" style:family="paragraph" style:parent-style-name="Text_20_body" style:list-style-name="L8"/>
    <style:style style:name="P3"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TLAS tier-3 data processing</text:p>
      <text:p text:style-name="paper_20_title">with GridPilot and NorduGrid</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 The grid facilities used by ATLAS are large in scale: the aggregated number of CPUs used by the ATLAS production system is in the order of XXX, the total storage available is in the order of XXX PB. These resources are distributed worldwide and used by thousands of ATLAS users. Each of these grid facilities belongs to one or several of the grids used by ATLAS: EGI, NorduGrid and Open Science Grid (OSF) and access thus proceeds via 3 different flavors of grid protocols: gLite (WLCG), ARC (NorduGrid) and Globus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handle data and job management via a mixture of the DDM Python API<text:note text:id="ftn0" text:note-class="footnote"><text:note-citation>1</text:note-citation><text:note-body><text:p text:style-name="Text_20_body">which incidentally communicates with the DDM servers by exchanging Python code fragments via HTTPS GET or POST.</text:p></text:note-body></text:note> and plugins for the various grid protocols. Currently, both support OSF and WLCG, Panda supports NorduGrid via a third-party service and Ganga in principle supports NorduGrid via a plugin (that needs to be updated). Also, both of these are command-line oriented, Linux-only tools – although Ganga sports a QT GUI, which is not much used.</text:p>
        <text:p text:style-name="Text_20_body">The e-science group at the Niels Bohr Institute (NBI) has for some time worked with the ATLAS group on:</text:p>
        <text:list xml:id="list1585309277" text:style-name="L5">
          <text:list-item>
            <text:p text:style-name="P1">Contributing CPU and storage resources to ATLAS production through NDGF/NorduGrid.</text:p>
          </text:list-item>
          <text:list-item>
            <text:p text:style-name="P1">Making ATLAS data from all over the world available to local users.</text:p>
          </text:list-item>
          <text:list-item>
            <text:p text:style-name="P1">Making NDGF/NorduGrid resources available for local ATLAS users to carry out data processing and analysis.</text:p>
          </text:list-item>
        </text:list>
        <text:p text:style-name="Text_20_body">As the amount of data is increasing and getting more interesting, in the coming years, more and more people are expected to need points 2 and 3. Moreover, although the scientific content of the computational work is expected to vary tremendously, the purely computational tasks are expected to follow a few well-known patterns.</text:p>
        <text:p text:style-name="Text_20_body">Therefore is seems very desirable to put in place a library of <text:s/>applications, where a new student can simply find an application that matches his needs and only modify e.g. the name of the input dataset and/or a text file of code (e.g. Athena jobOptions or a Root macro).</text:p>
        <text:p text:style-name="Text_20_body">This is exactly what we have done. Initially, our library contains the following ATLAS applications:</text:p>
        <text:list xml:id="list979630924" text:style-name="L8">
          <text:list-item>
            <text:p text:style-name="P2">CSC simulation with a standard event generation transformation and a custom jobOptions file</text:p>
          </text:list-item>
          <text:list-item>
            <text:p text:style-name="P2">ESD to D3PD conversion with standard ATLAS reconstruction transformation</text:p>
          </text:list-item>
          <text:list-item>
            <text:p text:style-name="P2">ESD to ntuple conversion with standard ATLAS reconstruction transformation</text:p>
          </text:list-item>
          <text:list-item>
            <text:p text:style-name="P2">RDO to ESD conversion with a custom jobOptions file and extra Athena tags</text:p>
          </text:list-item>
        </text:list>
        <text:p text:style-name="Text_20_body">Since importing and exporting applications from the GUI is trivial, the library is expected to grow if and when students need different templates than those available.</text:p>
        <text:h text:style-name="Heading_20_1" text:outline-level="1">Implementation</text:h>
        <text:h text:style-name="Heading_20_1" text:outline-level="1">Work flow </text:h>
        <text:h text:style-name="Heading_20_1" text:outline-level="1">Data management</text:h>
        <text:h text:style-name="Heading_20_1" text:outline-level="1">Some benchmarks</text:h>
        <text:h text:style-name="Heading_20_1" text:outline-level="1">conclusion and outlook</text:h>
        <text:p text:style-name="Heading_20_5">References</text:p>
        <text:list xml:id="list226909064" text:style-name="WW8Num6">
          <text:list-item>
            <text:p text:style-name="references">I. Foster and C. Kesselman, “Globus: A metacomputing infrastructure toolkit”, The International Journal of Supercomputer Applications and High Performance Computing, 11(2):115–128, 1997</text:p>
          </text:list-item>
          <text:list-item>
            <text:p text:style-name="references"><text:soft-page-break/>Peter V. Coveney, James Suter, Radhika Saksena, Laurent Pedesseau, Jon Blower <text:s/>and Elizabeth Auden, “Usable Middleware for Grid Based Computational Science”, <text:a xlink:type="simple" xlink:href="http://www.realitygrid.org/publications/">http://www.realitygrid.org/publications/</text:a></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E. Laure et al., “Programming the Grid with gLite”, In Computational Methods in Science and Technology, pages 33–46, Scientific Publishers OWN, 2006</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item>
            <text:p text:style-name="references">Jarek Nabrzyski , Jennifer M. Schopf , Jan Weglarz, “Grid resource management: state of the art and future trends”, Kluwer Academic Publishers, Norwell, MA, 2004</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EEE</meta:initial-creator>
    <meta:creation-date>2007-05-02T17:05:00</meta:creation-date>
    <dc:date>2010-12-20T15:26:55</dc:date>
    <meta:editing-cycles>490</meta:editing-cycles>
    <meta:editing-duration>PT637H51M58S</meta:editing-duration>
    <meta:generator>OpenOffice.org/3.1$Linux OpenOffice.org_project/310m19$Build-9420</meta:generator>
    <dc:creator>Frederik Orellana</dc:creator>
    <meta:document-statistic meta:table-count="0" meta:image-count="0" meta:object-count="0" meta:page-count="2" meta:paragraph-count="34" meta:word-count="771" meta:character-count="4948"/>
  </office:meta>
</office:document-meta>
</file>